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9dfd" officeooo:paragraph-rsid="00059dfd"/>
    </style:style>
    <style:style style:name="P2" style:family="paragraph" style:parent-style-name="Standard">
      <style:text-properties officeooo:rsid="00073c33" officeooo:paragraph-rsid="00073c33"/>
    </style:style>
    <style:style style:name="P3" style:family="paragraph" style:parent-style-name="Standard">
      <style:text-properties officeooo:rsid="0007915e" officeooo:paragraph-rsid="0007915e"/>
    </style:style>
    <style:style style:name="T1" style:family="text">
      <style:text-properties officeooo:rsid="00078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4410</text:p>
      <text:p text:style-name="P1"/>
      <text:p text:style-name="P1">Partie 1</text:p>
      <text:p text:style-name="P1"/>
      <text:p text:style-name="P1">Q1 :</text:p>
      <text:p text:style-name="P1">Plus la distance est grande entre les différents acteurs plus le temps de communication est grand aussi. </text:p>
      <text:p text:style-name="P1">Les inconvénients de java RMI est un plus grand temps de communication (avec le serveur distant surtout) mais l’avantage est que cela permet de fournir de la puissance de calcul à distance au client.</text:p>
      <text:p text:style-name="P1"/>
      <text:p text:style-name="P2">Q2 :</text:p>
      <text:p text:style-name="P2">Au départ le client créé les objets serveur et s’y connecte <text:span text:style-name="T1">puis il lance la fonction run() qui effectue les appels aux fonctions via les objets InterfaceServer et FakeServer. </text:span></text:p>
      <text:p text:style-name="P3">Chaque serveur exécute a la suite la fonction vide et à la fin on soustrait le temps de fin au temps de départ pour obtenir le temps d’exéc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55:19.678922704</meta:creation-date>
    <dc:date>2017-09-19T15:34:48.580623739</dc:date>
    <meta:editing-duration>PT2H29M17S</meta:editing-duration>
    <meta:editing-cycles>5</meta:editing-cycles>
    <meta:generator>LibreOffice/5.2.7.2$Linux_X86_64 LibreOffice_project/20$Build-2</meta:generator>
    <meta:document-statistic meta:table-count="0" meta:image-count="0" meta:object-count="0" meta:page-count="1" meta:paragraph-count="8" meta:word-count="115" meta:character-count="648" meta:non-whitespace-character-count="539"/>
  </office:meta>
</office:document-meta>
</file>